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font-weight="bold" officeooo:rsid="001d1e21" officeooo:paragraph-rsid="001d1e2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1e21" officeooo:paragraph-rsid="001d1e2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1e21" officeooo:paragraph-rsid="001d1e2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d1e21"/>
    </style:style>
    <style:style style:name="P5" style:family="paragraph" style:parent-style-name="Standard">
      <style:text-properties fo:font-weight="normal" officeooo:rsid="001d1e21" officeooo:paragraph-rsid="001d1e2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8000" loext:opacity="100%" fo:font-weight="bold" officeooo:rsid="001f6748" officeooo:paragraph-rsid="001f674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8000" loext:opacity="100%" fo:font-weight="bold" officeooo:rsid="0020991d" officeooo:paragraph-rsid="0020991d" style:font-weight-asian="bold" style:font-weight-complex="bold"/>
    </style:style>
    <style:style style:name="T1" style:family="text">
      <style:text-properties fo:font-variant="normal" fo:text-transform="none" fo:color="#202124" loext:opacity="100%" style:font-name="Liberation Serif" fo:font-size="12pt" fo:letter-spacing="normal" fo:language="fr" fo:country="FR" fo:font-style="normal" style:font-size-asian="12pt" style:font-weight-asian="bold" style:font-size-complex="12pt" style:font-weight-complex="bold"/>
    </style:style>
    <style:style style:name="T2" style:family="text">
      <style:text-properties officeooo:rsid="001d1e21" style:font-weight-asian="bold" style:font-weight-complex="bold"/>
    </style:style>
    <style:style style:name="T3" style:family="text">
      <style:text-properties fo:font-weight="normal" officeooo:rsid="001d9d72" style:font-weight-asian="normal" style:font-weight-complex="normal"/>
    </style:style>
    <style:style style:name="T4" style:family="text">
      <style:text-properties fo:font-weight="normal" officeooo:rsid="0020991d" style:font-weight-asian="normal" style:font-weight-complex="normal"/>
    </style:style>
    <style:style style:name="T5" style:family="text">
      <style:text-properties officeooo:rsid="0020991d"/>
    </style:style>
    <style:style style:name="T6" style:family="text">
      <style:text-properties officeooo:rsid="002163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eur :</text:p>
      <text:p text:style-name="P5">ANDRIANARIVONY Selison Frédéric</text:p>
      <text:p text:style-name="P5"><text:a xlink:type="simple" xlink:href="mailto:frederic.andrianarivo@gmail.com" text:style-name="Internet_20_link" text:visited-style-name="Visited_20_Internet_20_Link">frederic.andrianarivo@gmail.com</text:a></text:p>
      <text:p text:style-name="P5">+261 34 77 161 84</text:p>
      <text:p text:style-name="P5"/>
      <text:p text:style-name="P5"/>
      <text:p text:style-name="P5"/>
      <text:p text:style-name="P4"><text:span text:style-name="T2">QUELQUES INTERPR</text:span><text:span text:style-name="T1">É</text:span><text:span text:style-name="T2">TATIONS DES NOMBRES DE FINE</text:span></text:p>
      <text:p text:style-name="P2"/>
      <text:p text:style-name="P3">Résumé :</text:p>
      <text:p text:style-name="P3"/>
      <text:p text:style-name="P6">1. Développement en fraction continue des nombres de Fine (Chemin de Fine : 2-Chemin de Motzkin sans palier bleu de Niveau zéro)</text:p>
      <text:p text:style-name="P6">2. <text:span text:style-name="T5">Le nombre de Fine d’ordre n est égal au nombre des relations de similarité non-singulière sur l’ensemble [n]</text:span></text:p>
      <text:p text:style-name="P7"><text:span text:style-name="T6">Utilsation du triangle de Catalan pour trouver la relation entre les nombres de Fine et les </text:span>Permutation<text:span text:style-name="T6">s</text:span> evitant les motifs 132 et 321.</text:p>
      <text:p text:style-name="P6"/>
      <text:p text:style-name="P3"/>
      <text:p text:style-name="P1">Mot-clés : <text:span text:style-name="T3">Fractions continues, Chemins, </text:span><text:span text:style-name="T4">Permutations </text:span></text:p>
      <text:p text:style-name="P1"/>
      <text:p text:style-name="P1"/>
      <text:p text:style-name="P2">SOME INTERPRETATIONS OF FINE NUMBERS</text:p>
      <text:p text:style-name="P2"/>
      <text:p text:style-name="P3">Abstract :</text:p>
      <text:p text:style-name="P3"/>
      <text:p text:style-name="P3">Keywords :</text:p>
      <text:p text:style-name="P3"/>
      <text:p text:style-name="P1"/>
      <text:p text:style-name="P1">Encadreur :</text:p>
      <text:p text:style-name="P5">P. Arthur RANDRIANARIVONY</text:p>
      <text:p text:style-name="P5"><text:a xlink:type="simple" xlink:href="mailto:arthur.randrianarivony@gmail.com" text:style-name="Internet_20_link" text:visited-style-name="Visited_20_Internet_20_Link">arthur.randrianarivony@gmail.com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6:14:08.060668685</meta:creation-date>
    <dc:date>2024-02-08T07:01:04.345473180</dc:date>
    <meta:editing-duration>PT6M14S</meta:editing-duration>
    <meta:editing-cycles>1</meta:editing-cycles>
    <meta:document-statistic meta:table-count="0" meta:image-count="0" meta:object-count="0" meta:page-count="1" meta:paragraph-count="16" meta:word-count="104" meta:character-count="691" meta:non-whitespace-character-count="602"/>
    <meta:generator>LibreOffice/7.3.7.2$Linux_X86_64 LibreOffice_project/30$Build-2</meta:generator>
  </office:meta>
</office:document-meta>
</file>